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111.91pt"/>
    </style:style>
    <style:style style:name="co13" style:family="table-column">
      <style:table-column-properties fo:break-before="auto" style:column-width="98.79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99.55pt"/>
    </style:style>
    <style:style style:name="co17" style:family="table-column">
      <style:table-column-properties fo:break-before="auto" style:column-width="94.96pt"/>
    </style:style>
    <style:style style:name="co18" style:family="table-column">
      <style:table-column-properties fo:break-before="auto" style:column-width="107.29pt"/>
    </style:style>
    <style:style style:name="co19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4" table:style-name="ta1">
        <table:shapes>
          <draw:frame draw:z-index="0" draw:style-name="gr1" draw:text-style-name="P1" svg:width="728.16pt" svg:height="729.58pt" svg:x="258.01pt" svg:y="256.76pt">
            <loext:p draw:notify-on-update-of-ranges="data4.I1:data4.I1 data4.I3:data4.I20 data4.J1:data4.J1 data4.J3:data4.J20 data4.I1:data4.I1 data4.I3:data4.I20 data4.K1:data4.K1 data4.K3:data4.K20 data4.I1:data4.I1 data4.I3:data4.I20 data4.L1:data4.L1 data4.L3:data4.L20 data4.I1:data4.I1 data4.I3:data4.I20 data4.M1:data4.M1 data4.M3:data4.M20 data4.I1:data4.I1 data4.I3:data4.I20 data4.N1:data4.N1 data4.N3:data4.N20 data4.I1:data4.I1 data4.I3:data4.I20 data4.O1:data4.O1 data4.O3:data4.O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  <table:table-cell/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7.568" calcext:value-type="float">
            <text:p>627.568</text:p>
          </table:table-cell>
          <table:table-cell office:value-type="float" office:value="732.114" calcext:value-type="float">
            <text:p>732.114</text:p>
          </table:table-cell>
          <table:table-cell office:value-type="float" office:value="549.216" calcext:value-type="float">
            <text:p>549.21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/[.$E$3]" office:value-type="float" office:value="0.95197845955478" calcext:value-type="float">
            <text:p>0.9519784596</text:p>
          </table:table-cell>
          <table:table-cell table:formula="of:=[.C2]/[.$E$3]" office:value-type="float" office:value="1.11056771208616" calcext:value-type="float">
            <text:p>1.1105677121</text:p>
          </table:table-cell>
          <table:table-cell table:formula="of:=[.D2]/[.$E$3]" office:value-type="float" office:value="0.833123743790056" calcext:value-type="float">
            <text:p>0.8331237438</text:p>
          </table:table-cell>
          <table:table-cell office:value-type="float" office:value="1" calcext:value-type="float">
            <text:p>1</text:p>
          </table:table-cell>
          <table:table-cell table:formula="of:=[.F2]/[.$E$3]" office:value-type="float" office:value="1.93166217907391" calcext:value-type="float">
            <text:p>1.9316621791</text:p>
          </table:table-cell>
          <table:table-cell table:formula="of:=[.G2]/[.$E$3]" office:value-type="float" office:value="3.70542682695589" calcext:value-type="float">
            <text:p>3.705426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.978" calcext:value-type="float">
            <text:p>630.978</text:p>
          </table:table-cell>
          <table:table-cell office:value-type="float" office:value="685.172" calcext:value-type="float">
            <text:p>685.172</text:p>
          </table:table-cell>
          <table:table-cell office:value-type="float" office:value="740.862" calcext:value-type="float">
            <text:p>740.862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/[.$E$3]" office:value-type="float" office:value="0.957151200273048" calcext:value-type="float">
            <text:p>0.9571512003</text:p>
          </table:table-cell>
          <table:table-cell table:formula="of:=[.C3]/[.$E$3]" office:value-type="float" office:value="1.03935985437445" calcext:value-type="float">
            <text:p>1.0393598544</text:p>
          </table:table-cell>
          <table:table-cell table:formula="of:=[.D3]/[.$E$3]" office:value-type="float" office:value="1.12383783988775" calcext:value-type="float">
            <text:p>1.1238378399</text:p>
          </table:table-cell>
          <table:table-cell table:formula="of:=[.E3]/[.$E$3]" office:value-type="float" office:value="1" calcext:value-type="float">
            <text:p>1</text:p>
          </table:table-cell>
          <table:table-cell table:formula="of:=[.F3]/[.$E$3]" office:value-type="float" office:value="1.93402859418256" calcext:value-type="float">
            <text:p>1.9340285942</text:p>
          </table:table-cell>
          <table:table-cell table:formula="of:=[.G3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.483" calcext:value-type="float">
            <text:p>613.483</text:p>
          </table:table-cell>
          <table:table-cell office:value-type="float" office:value="960.991" calcext:value-type="float">
            <text:p>960.991</text:p>
          </table:table-cell>
          <table:table-cell office:value-type="float" office:value="876.938" calcext:value-type="float">
            <text:p>876.938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/[.$E$3]" office:value-type="float" office:value="0.930612461602639" calcext:value-type="float">
            <text:p>0.9306124616</text:p>
          </table:table-cell>
          <table:table-cell table:formula="of:=[.C4]/[.$E$3]" office:value-type="float" office:value="1.45775873184421" calcext:value-type="float">
            <text:p>1.4577587318</text:p>
          </table:table-cell>
          <table:table-cell table:formula="of:=[.D4]/[.$E$3]" office:value-type="float" office:value="1.33025598240358" calcext:value-type="float">
            <text:p>1.3302559824</text:p>
          </table:table-cell>
          <table:table-cell table:formula="of:=[.E4]/[.$E$3]" office:value-type="float" office:value="1" calcext:value-type="float">
            <text:p>1</text:p>
          </table:table-cell>
          <table:table-cell table:formula="of:=[.F4]/[.$E$3]" office:value-type="float" office:value="1.93402859418256" calcext:value-type="float">
            <text:p>1.9340285942</text:p>
          </table:table-cell>
          <table:table-cell table:formula="of:=[.G4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.148" calcext:value-type="float">
            <text:p>626.148</text:p>
          </table:table-cell>
          <table:table-cell office:value-type="float" office:value="1192.86" calcext:value-type="float">
            <text:p>1192.86</text:p>
          </table:table-cell>
          <table:table-cell office:value-type="float" office:value="911.444" calcext:value-type="float">
            <text:p>911.444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/[.$E$3]" office:value-type="float" office:value="0.949824415032804" calcext:value-type="float">
            <text:p>0.949824415</text:p>
          </table:table-cell>
          <table:table-cell table:formula="of:=[.C5]/[.$E$3]" office:value-type="float" office:value="1.80948841442603" calcext:value-type="float">
            <text:p>1.8094884144</text:p>
          </table:table-cell>
          <table:table-cell table:formula="of:=[.D5]/[.$E$3]" office:value-type="float" office:value="1.38259926428761" calcext:value-type="float">
            <text:p>1.3825992643</text:p>
          </table:table-cell>
          <table:table-cell table:formula="of:=[.E5]/[.$E$3]" office:value-type="float" office:value="1" calcext:value-type="float">
            <text:p>1</text:p>
          </table:table-cell>
          <table:table-cell table:formula="of:=[.F5]/[.$E$3]" office:value-type="float" office:value="1.93402859418256" calcext:value-type="float">
            <text:p>1.9340285942</text:p>
          </table:table-cell>
          <table:table-cell table:formula="of:=[.G5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9.882" calcext:value-type="float">
            <text:p>619.882</text:p>
          </table:table-cell>
          <table:table-cell office:value-type="float" office:value="1185.23" calcext:value-type="float">
            <text:p>1185.23</text:p>
          </table:table-cell>
          <table:table-cell office:value-type="float" office:value="892.404" calcext:value-type="float">
            <text:p>892.404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/[.$E$3]" office:value-type="float" office:value="0.940319314346391" calcext:value-type="float">
            <text:p>0.9403193143</text:p>
          </table:table-cell>
          <table:table-cell table:formula="of:=[.C6]/[.$E$3]" office:value-type="float" office:value="1.79791421745231" calcext:value-type="float">
            <text:p>1.7979142175</text:p>
          </table:table-cell>
          <table:table-cell table:formula="of:=[.D6]/[.$E$3]" office:value-type="float" office:value="1.35371686449998" calcext:value-type="float">
            <text:p>1.3537168645</text:p>
          </table:table-cell>
          <table:table-cell table:formula="of:=[.E6]/[.$E$3]" office:value-type="float" office:value="1" calcext:value-type="float">
            <text:p>1</text:p>
          </table:table-cell>
          <table:table-cell table:formula="of:=[.F6]/[.$E$3]" office:value-type="float" office:value="1.93402859418256" calcext:value-type="float">
            <text:p>1.9340285942</text:p>
          </table:table-cell>
          <table:table-cell table:formula="of:=[.G6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3.961" calcext:value-type="float">
            <text:p>613.961</text:p>
          </table:table-cell>
          <table:table-cell office:value-type="float" office:value="1176.77" calcext:value-type="float">
            <text:p>1176.77</text:p>
          </table:table-cell>
          <table:table-cell office:value-type="float" office:value="895.355" calcext:value-type="float">
            <text:p>895.355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/[.$E$3]" office:value-type="float" office:value="0.931337555462854" calcext:value-type="float">
            <text:p>0.9313375555</text:p>
          </table:table-cell>
          <table:table-cell table:formula="of:=[.C7]/[.$E$3]" office:value-type="float" office:value="1.78508096628617" calcext:value-type="float">
            <text:p>1.7850809663</text:p>
          </table:table-cell>
          <table:table-cell table:formula="of:=[.D7]/[.$E$3]" office:value-type="float" office:value="1.35819333308051" calcext:value-type="float">
            <text:p>1.3581933331</text:p>
          </table:table-cell>
          <table:table-cell table:formula="of:=[.E7]/[.$E$3]" office:value-type="float" office:value="1" calcext:value-type="float">
            <text:p>1</text:p>
          </table:table-cell>
          <table:table-cell table:formula="of:=[.F7]/[.$E$3]" office:value-type="float" office:value="1.93402859418256" calcext:value-type="float">
            <text:p>1.9340285942</text:p>
          </table:table-cell>
          <table:table-cell table:formula="of:=[.G7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5.896" calcext:value-type="float">
            <text:p>615.896</text:p>
          </table:table-cell>
          <table:table-cell office:value-type="float" office:value="1174.78" calcext:value-type="float">
            <text:p>1174.78</text:p>
          </table:table-cell>
          <table:table-cell office:value-type="float" office:value="923.319" calcext:value-type="float">
            <text:p>923.319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/[.$E$3]" office:value-type="float" office:value="0.934272820357238" calcext:value-type="float">
            <text:p>0.9342728204</text:p>
          </table:table-cell>
          <table:table-cell table:formula="of:=[.C8]/[.$E$3]" office:value-type="float" office:value="1.78206227008988" calcext:value-type="float">
            <text:p>1.7820622701</text:p>
          </table:table-cell>
          <table:table-cell table:formula="of:=[.D8]/[.$E$3]" office:value-type="float" office:value="1.40061284083583" calcext:value-type="float">
            <text:p>1.4006128408</text:p>
          </table:table-cell>
          <table:table-cell table:formula="of:=[.E8]/[.$E$3]" office:value-type="float" office:value="1" calcext:value-type="float">
            <text:p>1</text:p>
          </table:table-cell>
          <table:table-cell table:formula="of:=[.F8]/[.$E$3]" office:value-type="float" office:value="1.93402859418256" calcext:value-type="float">
            <text:p>1.9340285942</text:p>
          </table:table-cell>
          <table:table-cell table:formula="of:=[.G8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.939" calcext:value-type="float">
            <text:p>622.939</text:p>
          </table:table-cell>
          <table:table-cell office:value-type="float" office:value="1197.77" calcext:value-type="float">
            <text:p>1197.77</text:p>
          </table:table-cell>
          <table:table-cell office:value-type="float" office:value="1501.81" calcext:value-type="float">
            <text:p>1501.81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/[.$E$3]" office:value-type="float" office:value="0.944956577799689" calcext:value-type="float">
            <text:p>0.9449565778</text:p>
          </table:table-cell>
          <table:table-cell table:formula="of:=[.C9]/[.$E$3]" office:value-type="float" office:value="1.81693655428723" calcext:value-type="float">
            <text:p>1.8169365543</text:p>
          </table:table-cell>
          <table:table-cell table:formula="of:=[.D9]/[.$E$3]" office:value-type="float" office:value="2.27814479123213" calcext:value-type="float">
            <text:p>2.2781447912</text:p>
          </table:table-cell>
          <table:table-cell table:formula="of:=[.E9]/[.$E$3]" office:value-type="float" office:value="1" calcext:value-type="float">
            <text:p>1</text:p>
          </table:table-cell>
          <table:table-cell table:formula="of:=[.F9]/[.$E$3]" office:value-type="float" office:value="1.93402859418256" calcext:value-type="float">
            <text:p>1.9340285942</text:p>
          </table:table-cell>
          <table:table-cell table:formula="of:=[.G9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.68" calcext:value-type="float">
            <text:p>620.68</text:p>
          </table:table-cell>
          <table:table-cell office:value-type="float" office:value="1185.86" calcext:value-type="float">
            <text:p>1185.86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/[.$E$3]" office:value-type="float" office:value="0.941529826690432" calcext:value-type="float">
            <text:p>0.9415298267</text:p>
          </table:table-cell>
          <table:table-cell table:formula="of:=[.C10]/[.$E$3]" office:value-type="float" office:value="1.79886988509234" calcext:value-type="float">
            <text:p>1.7988698851</text:p>
          </table:table-cell>
          <table:table-cell table:formula="of:=[.D10]/[.$E$3]" office:value-type="float" office:value="1.64752550343206" calcext:value-type="float">
            <text:p>1.6475255034</text:p>
          </table:table-cell>
          <table:table-cell table:formula="of:=[.E10]/[.$E$3]" office:value-type="float" office:value="1" calcext:value-type="float">
            <text:p>1</text:p>
          </table:table-cell>
          <table:table-cell table:formula="of:=[.F10]/[.$E$3]" office:value-type="float" office:value="1.93402859418256" calcext:value-type="float">
            <text:p>1.9340285942</text:p>
          </table:table-cell>
          <table:table-cell table:formula="of:=[.G10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.879" calcext:value-type="float">
            <text:p>620.879</text:p>
          </table:table-cell>
          <table:table-cell office:value-type="float" office:value="1186.99" calcext:value-type="float">
            <text:p>1186.99</text:p>
          </table:table-cell>
          <table:table-cell office:value-type="float" office:value="1360.98" calcext:value-type="float">
            <text:p>1360.98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/[.$E$3]" office:value-type="float" office:value="0.941831696310061" calcext:value-type="float">
            <text:p>0.9418316963</text:p>
          </table:table-cell>
          <table:table-cell table:formula="of:=[.C11]/[.$E$3]" office:value-type="float" office:value="1.80058401911335" calcext:value-type="float">
            <text:p>1.8005840191</text:p>
          </table:table-cell>
          <table:table-cell table:formula="of:=[.D11]/[.$E$3]" office:value-type="float" office:value="2.06451515036596" calcext:value-type="float">
            <text:p>2.0645151504</text:p>
          </table:table-cell>
          <table:table-cell table:formula="of:=[.E11]/[.$E$3]" office:value-type="float" office:value="1" calcext:value-type="float">
            <text:p>1</text:p>
          </table:table-cell>
          <table:table-cell table:formula="of:=[.F11]/[.$E$3]" office:value-type="float" office:value="1.93402859418256" calcext:value-type="float">
            <text:p>1.9340285942</text:p>
          </table:table-cell>
          <table:table-cell table:formula="of:=[.G11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6.884" calcext:value-type="float">
            <text:p>606.884</text:p>
          </table:table-cell>
          <table:table-cell office:value-type="float" office:value="1158" calcext:value-type="float">
            <text:p>1158</text:p>
          </table:table-cell>
          <table:table-cell office:value-type="float" office:value="1457.93" calcext:value-type="float">
            <text:p>1457.93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/[.$E$3]" office:value-type="float" office:value="0.920602222306496" calcext:value-type="float">
            <text:p>0.9206022223</text:p>
          </table:table-cell>
          <table:table-cell table:formula="of:=[.C12]/[.$E$3]" office:value-type="float" office:value="1.75660813834427" calcext:value-type="float">
            <text:p>1.7566081383</text:p>
          </table:table-cell>
          <table:table-cell table:formula="of:=[.D12]/[.$E$3]" office:value-type="float" office:value="2.21158178163753" calcext:value-type="float">
            <text:p>2.2115817816</text:p>
          </table:table-cell>
          <table:table-cell table:formula="of:=[.E12]/[.$E$3]" office:value-type="float" office:value="1" calcext:value-type="float">
            <text:p>1</text:p>
          </table:table-cell>
          <table:table-cell table:formula="of:=[.F12]/[.$E$3]" office:value-type="float" office:value="1.93402859418256" calcext:value-type="float">
            <text:p>1.9340285942</text:p>
          </table:table-cell>
          <table:table-cell table:formula="of:=[.G12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.674" calcext:value-type="float">
            <text:p>613.674</text:p>
          </table:table-cell>
          <table:table-cell office:value-type="float" office:value="1175.23" calcext:value-type="float">
            <text:p>1175.23</text:p>
          </table:table-cell>
          <table:table-cell office:value-type="float" office:value="1904.37" calcext:value-type="float">
            <text:p>1904.37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/[.$E$3]" office:value-type="float" office:value="0.930902195760173" calcext:value-type="float">
            <text:p>0.9309021958</text:p>
          </table:table-cell>
          <table:table-cell table:formula="of:=[.C13]/[.$E$3]" office:value-type="float" office:value="1.78274488983276" calcext:value-type="float">
            <text:p>1.7827448898</text:p>
          </table:table-cell>
          <table:table-cell table:formula="of:=[.D13]/[.$E$3]" office:value-type="float" office:value="2.88880124388486" calcext:value-type="float">
            <text:p>2.8888012439</text:p>
          </table:table-cell>
          <table:table-cell table:formula="of:=[.E13]/[.$E$3]" office:value-type="float" office:value="1" calcext:value-type="float">
            <text:p>1</text:p>
          </table:table-cell>
          <table:table-cell table:formula="of:=[.F13]/[.$E$3]" office:value-type="float" office:value="1.93402859418256" calcext:value-type="float">
            <text:p>1.9340285942</text:p>
          </table:table-cell>
          <table:table-cell table:formula="of:=[.G13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1.58" calcext:value-type="float">
            <text:p>611.58</text:p>
          </table:table-cell>
          <table:table-cell office:value-type="float" office:value="1174.15" calcext:value-type="float">
            <text:p>1174.15</text:p>
          </table:table-cell>
          <table:table-cell office:value-type="float" office:value="1575.52" calcext:value-type="float">
            <text:p>1575.52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/[.$E$3]" office:value-type="float" office:value="0.927725738556639" calcext:value-type="float">
            <text:p>0.9277257386</text:p>
          </table:table-cell>
          <table:table-cell table:formula="of:=[.C14]/[.$E$3]" office:value-type="float" office:value="1.78110660244985" calcext:value-type="float">
            <text:p>1.7811066024</text:p>
          </table:table-cell>
          <table:table-cell table:formula="of:=[.D14]/[.$E$3]" office:value-type="float" office:value="2.38995790511586" calcext:value-type="float">
            <text:p>2.3899579051</text:p>
          </table:table-cell>
          <table:table-cell table:formula="of:=[.E14]/[.$E$3]" office:value-type="float" office:value="1" calcext:value-type="float">
            <text:p>1</text:p>
          </table:table-cell>
          <table:table-cell table:formula="of:=[.F14]/[.$E$3]" office:value-type="float" office:value="1.93402859418256" calcext:value-type="float">
            <text:p>1.9340285942</text:p>
          </table:table-cell>
          <table:table-cell table:formula="of:=[.G14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426" calcext:value-type="float">
            <text:p>614.426</text:p>
          </table:table-cell>
          <table:table-cell office:value-type="float" office:value="1173.95" calcext:value-type="float">
            <text:p>1173.95</text:p>
          </table:table-cell>
          <table:table-cell office:value-type="float" office:value="2271.01" calcext:value-type="float">
            <text:p>2271.01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5]/[.$E$3]" office:value-type="float" office:value="0.932042929197163" calcext:value-type="float">
            <text:p>0.9320429292</text:p>
          </table:table-cell>
          <table:table-cell table:formula="of:=[.C15]/[.$E$3]" office:value-type="float" office:value="1.78080321589746" calcext:value-type="float">
            <text:p>1.7808032159</text:p>
          </table:table-cell>
          <table:table-cell table:formula="of:=[.D15]/[.$E$3]" office:value-type="float" office:value="3.44496947172817" calcext:value-type="float">
            <text:p>3.4449694717</text:p>
          </table:table-cell>
          <table:table-cell table:formula="of:=[.E15]/[.$E$3]" office:value-type="float" office:value="1" calcext:value-type="float">
            <text:p>1</text:p>
          </table:table-cell>
          <table:table-cell table:formula="of:=[.F15]/[.$E$3]" office:value-type="float" office:value="1.93402859418256" calcext:value-type="float">
            <text:p>1.9340285942</text:p>
          </table:table-cell>
          <table:table-cell table:formula="of:=[.G15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8.572" calcext:value-type="float">
            <text:p>618.572</text:p>
          </table:table-cell>
          <table:table-cell office:value-type="float" office:value="1190.67" calcext:value-type="float">
            <text:p>1190.67</text:p>
          </table:table-cell>
          <table:table-cell office:value-type="float" office:value="2283" calcext:value-type="float">
            <text:p>2283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6]/[.$E$3]" office:value-type="float" office:value="0.93833213242823" calcext:value-type="float">
            <text:p>0.9383321324</text:p>
          </table:table-cell>
          <table:table-cell table:formula="of:=[.C16]/[.$E$3]" office:value-type="float" office:value="1.80616633167735" calcext:value-type="float">
            <text:p>1.8061663317</text:p>
          </table:table-cell>
          <table:table-cell table:formula="of:=[.D16]/[.$E$3]" office:value-type="float" office:value="3.46315749554401" calcext:value-type="float">
            <text:p>3.4631574955</text:p>
          </table:table-cell>
          <table:table-cell table:formula="of:=[.E16]/[.$E$3]" office:value-type="float" office:value="1" calcext:value-type="float">
            <text:p>1</text:p>
          </table:table-cell>
          <table:table-cell table:formula="of:=[.F16]/[.$E$3]" office:value-type="float" office:value="1.93402859418256" calcext:value-type="float">
            <text:p>1.9340285942</text:p>
          </table:table-cell>
          <table:table-cell table:formula="of:=[.G16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4.701" calcext:value-type="float">
            <text:p>624.701</text:p>
          </table:table-cell>
          <table:table-cell office:value-type="float" office:value="1199.95" calcext:value-type="float">
            <text:p>1199.95</text:p>
          </table:table-cell>
          <table:table-cell office:value-type="float" office:value="2303.45" calcext:value-type="float">
            <text:p>2303.45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7]/[.$E$3]" office:value-type="float" office:value="0.947629413326254" calcext:value-type="float">
            <text:p>0.9476294133</text:p>
          </table:table-cell>
          <table:table-cell table:formula="of:=[.C17]/[.$E$3]" office:value-type="float" office:value="1.82024346770829" calcext:value-type="float">
            <text:p>1.8202434677</text:p>
          </table:table-cell>
          <table:table-cell table:formula="of:=[.D17]/[.$E$3]" office:value-type="float" office:value="3.494178770526" calcext:value-type="float">
            <text:p>3.4941787705</text:p>
          </table:table-cell>
          <table:table-cell table:formula="of:=[.E17]/[.$E$3]" office:value-type="float" office:value="1" calcext:value-type="float">
            <text:p>1</text:p>
          </table:table-cell>
          <table:table-cell table:formula="of:=[.F17]/[.$E$3]" office:value-type="float" office:value="1.93402859418256" calcext:value-type="float">
            <text:p>1.9340285942</text:p>
          </table:table-cell>
          <table:table-cell table:formula="of:=[.G17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1.63" calcext:value-type="float">
            <text:p>621.63</text:p>
          </table:table-cell>
          <table:table-cell office:value-type="float" office:value="1192.87" calcext:value-type="float">
            <text:p>1192.87</text:p>
          </table:table-cell>
          <table:table-cell office:value-type="float" office:value="2286.7" calcext:value-type="float">
            <text:p>2286.7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8]/[.$E$3]" office:value-type="float" office:value="0.942970912814289" calcext:value-type="float">
            <text:p>0.9429709128</text:p>
          </table:table-cell>
          <table:table-cell table:formula="of:=[.C18]/[.$E$3]" office:value-type="float" office:value="1.80950358375365" calcext:value-type="float">
            <text:p>1.8095035838</text:p>
          </table:table-cell>
          <table:table-cell table:formula="of:=[.D18]/[.$E$3]" office:value-type="float" office:value="3.46877014676324" calcext:value-type="float">
            <text:p>3.4687701468</text:p>
          </table:table-cell>
          <table:table-cell table:formula="of:=[.E18]/[.$E$3]" office:value-type="float" office:value="1" calcext:value-type="float">
            <text:p>1</text:p>
          </table:table-cell>
          <table:table-cell table:formula="of:=[.F18]/[.$E$3]" office:value-type="float" office:value="1.93402859418256" calcext:value-type="float">
            <text:p>1.9340285942</text:p>
          </table:table-cell>
          <table:table-cell table:formula="of:=[.G18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4.021" calcext:value-type="float">
            <text:p>624.021</text:p>
          </table:table-cell>
          <table:table-cell office:value-type="float" office:value="1188.4" calcext:value-type="float">
            <text:p>1188.4</text:p>
          </table:table-cell>
          <table:table-cell office:value-type="float" office:value="2285.31" calcext:value-type="float">
            <text:p>2285.31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19]/[.$E$3]" office:value-type="float" office:value="0.946597899048125" calcext:value-type="float">
            <text:p>0.946597899</text:p>
          </table:table-cell>
          <table:table-cell table:formula="of:=[.C19]/[.$E$3]" office:value-type="float" office:value="1.80272289430771" calcext:value-type="float">
            <text:p>1.8027228943</text:p>
          </table:table-cell>
          <table:table-cell table:formula="of:=[.D19]/[.$E$3]" office:value-type="float" office:value="3.46666161022413" calcext:value-type="float">
            <text:p>3.4666616102</text:p>
          </table:table-cell>
          <table:table-cell table:formula="of:=[.E19]/[.$E$3]" office:value-type="float" office:value="1" calcext:value-type="float">
            <text:p>1</text:p>
          </table:table-cell>
          <table:table-cell table:formula="of:=[.F19]/[.$E$3]" office:value-type="float" office:value="1.93402859418256" calcext:value-type="float">
            <text:p>1.9340285942</text:p>
          </table:table-cell>
          <table:table-cell table:formula="of:=[.G19]/[.$E$3]" office:value-type="float" office:value="3.72115741969737" calcext:value-type="float">
            <text:p>3.7211574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5.982" calcext:value-type="float">
            <text:p>605.982</text:p>
          </table:table-cell>
          <table:table-cell office:value-type="float" office:value="1161.45" calcext:value-type="float">
            <text:p>1161.45</text:p>
          </table:table-cell>
          <table:table-cell office:value-type="float" office:value="2239.76" calcext:value-type="float">
            <text:p>2239.76</text:p>
          </table:table-cell>
          <table:table-cell office:value-type="float" office:value="659.225" calcext:value-type="float">
            <text:p>659.225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2453.08" calcext:value-type="float">
            <text:p>2453.0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0]/[.$E$3]" office:value-type="float" office:value="0.919233948955212" calcext:value-type="float">
            <text:p>0.919233949</text:p>
          </table:table-cell>
          <table:table-cell table:formula="of:=[.C20]/[.$E$3]" office:value-type="float" office:value="1.76184155637301" calcext:value-type="float">
            <text:p>1.7618415564</text:p>
          </table:table-cell>
          <table:table-cell table:formula="of:=[.D20]/[.$E$3]" office:value-type="float" office:value="3.39756532291706" calcext:value-type="float">
            <text:p>3.3975653229</text:p>
          </table:table-cell>
          <table:table-cell table:formula="of:=[.E20]/[.$E$3]" office:value-type="float" office:value="1" calcext:value-type="float">
            <text:p>1</text:p>
          </table:table-cell>
          <table:table-cell table:formula="of:=[.F20]/[.$E$3]" office:value-type="float" office:value="1.93402859418256" calcext:value-type="float">
            <text:p>1.9340285942</text:p>
          </table:table-cell>
          <table:table-cell table:formula="of:=[.G20]/[.$E$3]" office:value-type="float" office:value="3.72115741969737" calcext:value-type="float">
            <text:p>3.7211574197</text:p>
          </table:table-cell>
        </table:table-row>
      </table:table>
      <table:table table:name="Sheet2" table:style-name="ta1">
        <table:shapes>
          <draw:frame draw:z-index="0" draw:style-name="gr1" draw:text-style-name="P1" svg:width="657.89pt" svg:height="678.39pt" svg:x="739.62pt" svg:y="285.36pt">
            <loext:p draw:notify-on-update-of-ranges="Sheet2.I1:Sheet2.I1 Sheet2.I2:Sheet2.I20 Sheet2.J1:Sheet2.J1 Sheet2.J2:Sheet2.J20 Sheet2.I1:Sheet2.I1 Sheet2.I2:Sheet2.I20 Sheet2.K1:Sheet2.K1 Sheet2.K2:Sheet2.K20 Sheet2.I1:Sheet2.I1 Sheet2.I2:Sheet2.I20 Sheet2.L1:Sheet2.L1 Sheet2.L2:Sheet2.L20 Sheet2.I1:Sheet2.I1 Sheet2.I2:Sheet2.I20 Sheet2.M1:Sheet2.M1 Sheet2.M2:Sheet2.M20 Sheet2.I1:Sheet2.I1 Sheet2.I2:Sheet2.I20 Sheet2.N1:Sheet2.N1 Sheet2.N2:Sheet2.N20 Sheet2.I1:Sheet2.I1 Sheet2.I2:Sheet2.I20 Sheet2.O1:Sheet2.O1 Sheet2.O2:Sheet2.O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  <table:table-cell/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7.568" calcext:value-type="float">
            <text:p>627.568</text:p>
          </table:table-cell>
          <table:table-cell office:value-type="float" office:value="732.114" calcext:value-type="float">
            <text:p>732.114</text:p>
          </table:table-cell>
          <table:table-cell office:value-type="float" office:value="549.216" calcext:value-type="float">
            <text:p>549.21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7.568" calcext:value-type="float">
            <text:p>627.568</text:p>
          </table:table-cell>
          <table:table-cell office:value-type="float" office:value="732.114" calcext:value-type="float">
            <text:p>732.114</text:p>
          </table:table-cell>
          <table:table-cell office:value-type="float" office:value="549.216" calcext:value-type="float">
            <text:p>549.21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.702" calcext:value-type="float">
            <text:p>628.702</text:p>
          </table:table-cell>
          <table:table-cell office:value-type="float" office:value="805.608" calcext:value-type="float">
            <text:p>805.608</text:p>
          </table:table-cell>
          <table:table-cell office:value-type="float" office:value="700.858" calcext:value-type="float">
            <text:p>700.85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8.702" calcext:value-type="float">
            <text:p>628.702</text:p>
          </table:table-cell>
          <table:table-cell office:value-type="float" office:value="805.608" calcext:value-type="float">
            <text:p>805.608</text:p>
          </table:table-cell>
          <table:table-cell office:value-type="float" office:value="700.858" calcext:value-type="float">
            <text:p>700.85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.035" calcext:value-type="float">
            <text:p>614.035</text:p>
          </table:table-cell>
          <table:table-cell office:value-type="float" office:value="858.263" calcext:value-type="float">
            <text:p>858.263</text:p>
          </table:table-cell>
          <table:table-cell office:value-type="float" office:value="872.135" calcext:value-type="float">
            <text:p>872.135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4.035" calcext:value-type="float">
            <text:p>614.035</text:p>
          </table:table-cell>
          <table:table-cell office:value-type="float" office:value="858.263" calcext:value-type="float">
            <text:p>858.263</text:p>
          </table:table-cell>
          <table:table-cell office:value-type="float" office:value="872.135" calcext:value-type="float">
            <text:p>872.135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3.881" calcext:value-type="float">
            <text:p>623.881</text:p>
          </table:table-cell>
          <table:table-cell office:value-type="float" office:value="1185.95" calcext:value-type="float">
            <text:p>1185.95</text:p>
          </table:table-cell>
          <table:table-cell office:value-type="float" office:value="841.587" calcext:value-type="float">
            <text:p>841.587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3.881" calcext:value-type="float">
            <text:p>623.881</text:p>
          </table:table-cell>
          <table:table-cell office:value-type="float" office:value="1185.95" calcext:value-type="float">
            <text:p>1185.95</text:p>
          </table:table-cell>
          <table:table-cell office:value-type="float" office:value="841.587" calcext:value-type="float">
            <text:p>841.587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9.721" calcext:value-type="float">
            <text:p>619.721</text:p>
          </table:table-cell>
          <table:table-cell office:value-type="float" office:value="1183.89" calcext:value-type="float">
            <text:p>1183.89</text:p>
          </table:table-cell>
          <table:table-cell office:value-type="float" office:value="904.095" calcext:value-type="float">
            <text:p>904.095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9.721" calcext:value-type="float">
            <text:p>619.721</text:p>
          </table:table-cell>
          <table:table-cell office:value-type="float" office:value="1183.89" calcext:value-type="float">
            <text:p>1183.89</text:p>
          </table:table-cell>
          <table:table-cell office:value-type="float" office:value="904.095" calcext:value-type="float">
            <text:p>904.095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.063" calcext:value-type="float">
            <text:p>616.063</text:p>
          </table:table-cell>
          <table:table-cell office:value-type="float" office:value="1170.59" calcext:value-type="float">
            <text:p>1170.59</text:p>
          </table:table-cell>
          <table:table-cell office:value-type="float" office:value="908.006" calcext:value-type="float">
            <text:p>908.00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6.063" calcext:value-type="float">
            <text:p>616.063</text:p>
          </table:table-cell>
          <table:table-cell office:value-type="float" office:value="1170.59" calcext:value-type="float">
            <text:p>1170.59</text:p>
          </table:table-cell>
          <table:table-cell office:value-type="float" office:value="908.006" calcext:value-type="float">
            <text:p>908.00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3.632" calcext:value-type="float">
            <text:p>613.632</text:p>
          </table:table-cell>
          <table:table-cell office:value-type="float" office:value="1171.02" calcext:value-type="float">
            <text:p>1171.02</text:p>
          </table:table-cell>
          <table:table-cell office:value-type="float" office:value="752.353" calcext:value-type="float">
            <text:p>752.353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3.632" calcext:value-type="float">
            <text:p>613.632</text:p>
          </table:table-cell>
          <table:table-cell office:value-type="float" office:value="1171.02" calcext:value-type="float">
            <text:p>1171.02</text:p>
          </table:table-cell>
          <table:table-cell office:value-type="float" office:value="752.353" calcext:value-type="float">
            <text:p>752.353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3.546" calcext:value-type="float">
            <text:p>623.546</text:p>
          </table:table-cell>
          <table:table-cell office:value-type="float" office:value="1189.74" calcext:value-type="float">
            <text:p>1189.74</text:p>
          </table:table-cell>
          <table:table-cell office:value-type="float" office:value="1205.04" calcext:value-type="float">
            <text:p>1205.04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3.546" calcext:value-type="float">
            <text:p>623.546</text:p>
          </table:table-cell>
          <table:table-cell office:value-type="float" office:value="1189.74" calcext:value-type="float">
            <text:p>1189.74</text:p>
          </table:table-cell>
          <table:table-cell office:value-type="float" office:value="1205.04" calcext:value-type="float">
            <text:p>1205.04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.892" calcext:value-type="float">
            <text:p>620.892</text:p>
          </table:table-cell>
          <table:table-cell office:value-type="float" office:value="1180.72" calcext:value-type="float">
            <text:p>1180.72</text:p>
          </table:table-cell>
          <table:table-cell office:value-type="float" office:value="1030.21" calcext:value-type="float">
            <text:p>1030.21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0.892" calcext:value-type="float">
            <text:p>620.892</text:p>
          </table:table-cell>
          <table:table-cell office:value-type="float" office:value="1180.72" calcext:value-type="float">
            <text:p>1180.72</text:p>
          </table:table-cell>
          <table:table-cell office:value-type="float" office:value="1030.21" calcext:value-type="float">
            <text:p>1030.21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9.708" calcext:value-type="float">
            <text:p>619.708</text:p>
          </table:table-cell>
          <table:table-cell office:value-type="float" office:value="1176.79" calcext:value-type="float">
            <text:p>1176.79</text:p>
          </table:table-cell>
          <table:table-cell office:value-type="float" office:value="1110.39" calcext:value-type="float">
            <text:p>1110.39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9.708" calcext:value-type="float">
            <text:p>619.708</text:p>
          </table:table-cell>
          <table:table-cell office:value-type="float" office:value="1176.79" calcext:value-type="float">
            <text:p>1176.79</text:p>
          </table:table-cell>
          <table:table-cell office:value-type="float" office:value="1110.39" calcext:value-type="float">
            <text:p>1110.39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4.818" calcext:value-type="float">
            <text:p>604.818</text:p>
          </table:table-cell>
          <table:table-cell office:value-type="float" office:value="1153.98" calcext:value-type="float">
            <text:p>1153.98</text:p>
          </table:table-cell>
          <table:table-cell office:value-type="float" office:value="1249.86" calcext:value-type="float">
            <text:p>1249.8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4.818" calcext:value-type="float">
            <text:p>604.818</text:p>
          </table:table-cell>
          <table:table-cell office:value-type="float" office:value="1153.98" calcext:value-type="float">
            <text:p>1153.98</text:p>
          </table:table-cell>
          <table:table-cell office:value-type="float" office:value="1249.86" calcext:value-type="float">
            <text:p>1249.8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.146" calcext:value-type="float">
            <text:p>613.146</text:p>
          </table:table-cell>
          <table:table-cell office:value-type="float" office:value="1169.9" calcext:value-type="float">
            <text:p>1169.9</text:p>
          </table:table-cell>
          <table:table-cell office:value-type="float" office:value="1286.08" calcext:value-type="float">
            <text:p>1286.0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13.146" calcext:value-type="float">
            <text:p>613.146</text:p>
          </table:table-cell>
          <table:table-cell office:value-type="float" office:value="1169.9" calcext:value-type="float">
            <text:p>1169.9</text:p>
          </table:table-cell>
          <table:table-cell office:value-type="float" office:value="1286.08" calcext:value-type="float">
            <text:p>1286.0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6.54" calcext:value-type="float">
            <text:p>606.54</text:p>
          </table:table-cell>
          <table:table-cell office:value-type="float" office:value="1159.19" calcext:value-type="float">
            <text:p>1159.19</text:p>
          </table:table-cell>
          <table:table-cell office:value-type="float" office:value="1292.94" calcext:value-type="float">
            <text:p>1292.94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6.54" calcext:value-type="float">
            <text:p>606.54</text:p>
          </table:table-cell>
          <table:table-cell office:value-type="float" office:value="1159.19" calcext:value-type="float">
            <text:p>1159.19</text:p>
          </table:table-cell>
          <table:table-cell office:value-type="float" office:value="1292.94" calcext:value-type="float">
            <text:p>1292.94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116" calcext:value-type="float">
            <text:p>614.116</text:p>
          </table:table-cell>
          <table:table-cell office:value-type="float" office:value="1172.17" calcext:value-type="float">
            <text:p>1172.17</text:p>
          </table:table-cell>
          <table:table-cell office:value-type="float" office:value="2263.78" calcext:value-type="float">
            <text:p>2263.7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4.116" calcext:value-type="float">
            <text:p>614.116</text:p>
          </table:table-cell>
          <table:table-cell office:value-type="float" office:value="1172.17" calcext:value-type="float">
            <text:p>1172.17</text:p>
          </table:table-cell>
          <table:table-cell office:value-type="float" office:value="2263.78" calcext:value-type="float">
            <text:p>2263.7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8.046" calcext:value-type="float">
            <text:p>618.046</text:p>
          </table:table-cell>
          <table:table-cell office:value-type="float" office:value="1178.88" calcext:value-type="float">
            <text:p>1178.88</text:p>
          </table:table-cell>
          <table:table-cell office:value-type="float" office:value="2273.67" calcext:value-type="float">
            <text:p>2273.67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8.046" calcext:value-type="float">
            <text:p>618.046</text:p>
          </table:table-cell>
          <table:table-cell office:value-type="float" office:value="1178.88" calcext:value-type="float">
            <text:p>1178.88</text:p>
          </table:table-cell>
          <table:table-cell office:value-type="float" office:value="2273.67" calcext:value-type="float">
            <text:p>2273.67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3.891" calcext:value-type="float">
            <text:p>623.891</text:p>
          </table:table-cell>
          <table:table-cell office:value-type="float" office:value="1191.83" calcext:value-type="float">
            <text:p>1191.83</text:p>
          </table:table-cell>
          <table:table-cell office:value-type="float" office:value="2298.98" calcext:value-type="float">
            <text:p>2298.9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23.891" calcext:value-type="float">
            <text:p>623.891</text:p>
          </table:table-cell>
          <table:table-cell office:value-type="float" office:value="1191.83" calcext:value-type="float">
            <text:p>1191.83</text:p>
          </table:table-cell>
          <table:table-cell office:value-type="float" office:value="2298.98" calcext:value-type="float">
            <text:p>2298.98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0.249" calcext:value-type="float">
            <text:p>620.249</text:p>
          </table:table-cell>
          <table:table-cell office:value-type="float" office:value="1180.08" calcext:value-type="float">
            <text:p>1180.08</text:p>
          </table:table-cell>
          <table:table-cell office:value-type="float" office:value="2277.56" calcext:value-type="float">
            <text:p>2277.5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0.249" calcext:value-type="float">
            <text:p>620.249</text:p>
          </table:table-cell>
          <table:table-cell office:value-type="float" office:value="1180.08" calcext:value-type="float">
            <text:p>1180.08</text:p>
          </table:table-cell>
          <table:table-cell office:value-type="float" office:value="2277.56" calcext:value-type="float">
            <text:p>2277.56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0.549" calcext:value-type="float">
            <text:p>620.549</text:p>
          </table:table-cell>
          <table:table-cell office:value-type="float" office:value="1186.6" calcext:value-type="float">
            <text:p>1186.6</text:p>
          </table:table-cell>
          <table:table-cell office:value-type="float" office:value="2289.22" calcext:value-type="float">
            <text:p>2289.22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20.549" calcext:value-type="float">
            <text:p>620.549</text:p>
          </table:table-cell>
          <table:table-cell office:value-type="float" office:value="1186.6" calcext:value-type="float">
            <text:p>1186.6</text:p>
          </table:table-cell>
          <table:table-cell office:value-type="float" office:value="2289.22" calcext:value-type="float">
            <text:p>2289.22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.325" calcext:value-type="float">
            <text:p>606.325</text:p>
          </table:table-cell>
          <table:table-cell office:value-type="float" office:value="1162.17" calcext:value-type="float">
            <text:p>1162.17</text:p>
          </table:table-cell>
          <table:table-cell office:value-type="float" office:value="2236.41" calcext:value-type="float">
            <text:p>2236.41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6.325" calcext:value-type="float">
            <text:p>606.325</text:p>
          </table:table-cell>
          <table:table-cell office:value-type="float" office:value="1162.17" calcext:value-type="float">
            <text:p>1162.17</text:p>
          </table:table-cell>
          <table:table-cell office:value-type="float" office:value="2236.41" calcext:value-type="float">
            <text:p>2236.41</text:p>
          </table:table-cell>
          <table:table-cell office:value-type="float" office:value="661.835" calcext:value-type="float">
            <text:p>661.835</text:p>
          </table:table-cell>
          <table:table-cell office:value-type="float" office:value="1273.4" calcext:value-type="float">
            <text:p>1273.4</text:p>
          </table:table-cell>
          <table:table-cell office:value-type="float" office:value="2442.71" calcext:value-type="float">
            <text:p>2442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44:30.755797460</dc:date>
    <meta:editing-duration>PT1H30M12S</meta:editing-duration>
    <meta:editing-cycles>1</meta:editing-cycles>
    <meta:document-statistic meta:table-count="2" meta:cell-count="56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689cm" svg:height="25.739cm" xlink:href=".." xlink:type="simple" chart:class="chart:scatter" chart:style-name="ch1">
        <chart:title svg:x="10.088cm" svg:y="0.65cm" chart:style-name="ch2">
          <text:p>Speed-up vs. Padding Size</text:p>
        </chart:title>
        <chart:legend chart:legend-position="bottom" svg:x="6.341cm" svg:y="24.458cm" style:legend-expansion="wide" chart:style-name="ch3"/>
        <chart:plot-area chart:style-name="ch4" table:cell-range-address="data4.I1:data4.O1 data4.I3:data4.O20" chart:data-source-has-labels="row" svg:x="1.524cm" svg:y="1.943cm" svg:width="23.652cm" svg:height="21.02cm">
          <chartooo:coordinate-region svg:x="2.251cm" svg:y="2.142cm" svg:width="22.738cm" svg:height="20.174cm"/>
          <chart:axis chart:dimension="x" chart:name="primary-x" chart:style-name="ch5">
            <chart:title svg:x="10.078cm" svg:y="23.477cm" chart:style-name="ch6">
              <text:p>Padding Size (in number of floats, or 4 bytes)</text:p>
            </chart:title>
          </chart:axis>
          <chart:axis chart:dimension="y" chart:name="primary-y" chart:style-name="ch5">
            <chart:title svg:x="0.451cm" svg:y="13.582cm" chart:style-name="ch7">
              <text:p>Speed-up ratio</text:p>
            </chart:title>
            <chart:grid chart:style-name="ch8" chart:class="major"/>
          </chart:axis>
          <chart:series chart:style-name="ch9" chart:values-cell-range-address="data4.J3:data4.J20" chart:label-cell-address="data4.J1:data4.J1" chart:class="chart:scatter">
            <chart:domain table:cell-range-address="data4.I3:data4.I20"/>
            <chart:data-point chart:repeated="18"/>
          </chart:series>
          <chart:series chart:style-name="ch10" chart:values-cell-range-address="data4.K3:data4.K20" chart:label-cell-address="data4.K1:data4.K1" chart:class="chart:scatter">
            <chart:data-point chart:repeated="18"/>
          </chart:series>
          <chart:series chart:style-name="ch11" chart:values-cell-range-address="data4.L3:data4.L20" chart:label-cell-address="data4.L1:data4.L1" chart:class="chart:scatter">
            <chart:data-point chart:repeated="18"/>
          </chart:series>
          <chart:series chart:style-name="ch12" chart:values-cell-range-address="data4.M3:data4.M20" chart:label-cell-address="data4.M1:data4.M1" chart:class="chart:scatter">
            <chart:data-point chart:repeated="18"/>
          </chart:series>
          <chart:series chart:style-name="ch13" chart:values-cell-range-address="data4.N3:data4.N20" chart:label-cell-address="data4.N1:data4.N1" chart:class="chart:scatter">
            <chart:data-point chart:repeated="18"/>
          </chart:series>
          <chart:series chart:style-name="ch14" chart:values-cell-range-address="data4.O3:data4.O20" chart:label-cell-address="data4.O1:data4.O1" chart:class="chart:scatte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x #1 with 1 thread</text:p>
                <draw:g>
                  <svg:desc>data4.J1:data4.J1</svg:desc>
                </draw:g>
              </table:table-cell>
              <table:table-cell office:value-type="string">
                <text:p>Fix #1 with 2 threads</text:p>
                <draw:g>
                  <svg:desc>data4.K1:data4.K1</svg:desc>
                </draw:g>
              </table:table-cell>
              <table:table-cell office:value-type="string">
                <text:p>Fix #1 with 4 threads</text:p>
                <draw:g>
                  <svg:desc>data4.L1:data4.L1</svg:desc>
                </draw:g>
              </table:table-cell>
              <table:table-cell office:value-type="string">
                <text:p>Fix #2 with 1 threads</text:p>
                <draw:g>
                  <svg:desc>data4.M1:data4.M1</svg:desc>
                </draw:g>
              </table:table-cell>
              <table:table-cell office:value-type="string">
                <text:p>Fix #2 with 2 threads</text:p>
                <draw:g>
                  <svg:desc>data4.N1:data4.N1</svg:desc>
                </draw:g>
              </table:table-cell>
              <table:table-cell office:value-type="string">
                <text:p>Fix #2 with 4 threads</text:p>
                <draw:g>
                  <svg:desc>data4.O1:data4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.I3:data4.I20</svg:desc>
                </draw:g>
              </table:table-cell>
              <table:table-cell office:value-type="float" office:value="0.957151200273048">
                <text:p>0.957151200273048</text:p>
                <draw:g>
                  <svg:desc>data4.J3:data4.J20</svg:desc>
                </draw:g>
              </table:table-cell>
              <table:table-cell office:value-type="float" office:value="1.03935985437445">
                <text:p>1.03935985437445</text:p>
                <draw:g>
                  <svg:desc>data4.K3:data4.K20</svg:desc>
                </draw:g>
              </table:table-cell>
              <table:table-cell office:value-type="float" office:value="1.12383783988775">
                <text:p>1.12383783988775</text:p>
                <draw:g>
                  <svg:desc>data4.L3:data4.L20</svg:desc>
                </draw:g>
              </table:table-cell>
              <table:table-cell office:value-type="float" office:value="1">
                <text:p>1</text:p>
                <draw:g>
                  <svg:desc>data4.M3:data4.M20</svg:desc>
                </draw:g>
              </table:table-cell>
              <table:table-cell office:value-type="float" office:value="1.93402859418256">
                <text:p>1.93402859418256</text:p>
                <draw:g>
                  <svg:desc>data4.N3:data4.N20</svg:desc>
                </draw:g>
              </table:table-cell>
              <table:table-cell office:value-type="float" office:value="3.72115741969737">
                <text:p>3.72115741969737</text:p>
                <draw:g>
                  <svg:desc>data4.O3:data4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0612461602639">
                <text:p>0.930612461602639</text:p>
              </table:table-cell>
              <table:table-cell office:value-type="float" office:value="1.45775873184421">
                <text:p>1.45775873184421</text:p>
              </table:table-cell>
              <table:table-cell office:value-type="float" office:value="1.33025598240358">
                <text:p>1.33025598240358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9824415032804">
                <text:p>0.949824415032804</text:p>
              </table:table-cell>
              <table:table-cell office:value-type="float" office:value="1.80948841442603">
                <text:p>1.80948841442603</text:p>
              </table:table-cell>
              <table:table-cell office:value-type="float" office:value="1.38259926428761">
                <text:p>1.38259926428761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0319314346391">
                <text:p>0.940319314346391</text:p>
              </table:table-cell>
              <table:table-cell office:value-type="float" office:value="1.79791421745231">
                <text:p>1.79791421745231</text:p>
              </table:table-cell>
              <table:table-cell office:value-type="float" office:value="1.35371686449998">
                <text:p>1.35371686449998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1337555462854">
                <text:p>0.931337555462854</text:p>
              </table:table-cell>
              <table:table-cell office:value-type="float" office:value="1.78508096628617">
                <text:p>1.78508096628617</text:p>
              </table:table-cell>
              <table:table-cell office:value-type="float" office:value="1.35819333308051">
                <text:p>1.35819333308051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34272820357238">
                <text:p>0.934272820357238</text:p>
              </table:table-cell>
              <table:table-cell office:value-type="float" office:value="1.78206227008988">
                <text:p>1.78206227008988</text:p>
              </table:table-cell>
              <table:table-cell office:value-type="float" office:value="1.40061284083583">
                <text:p>1.40061284083583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4956577799689">
                <text:p>0.944956577799689</text:p>
              </table:table-cell>
              <table:table-cell office:value-type="float" office:value="1.81693655428723">
                <text:p>1.81693655428723</text:p>
              </table:table-cell>
              <table:table-cell office:value-type="float" office:value="2.27814479123213">
                <text:p>2.27814479123213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1529826690432">
                <text:p>0.941529826690432</text:p>
              </table:table-cell>
              <table:table-cell office:value-type="float" office:value="1.79886988509234">
                <text:p>1.79886988509234</text:p>
              </table:table-cell>
              <table:table-cell office:value-type="float" office:value="1.64752550343206">
                <text:p>1.6475255034320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1831696310061">
                <text:p>0.941831696310061</text:p>
              </table:table-cell>
              <table:table-cell office:value-type="float" office:value="1.80058401911335">
                <text:p>1.80058401911335</text:p>
              </table:table-cell>
              <table:table-cell office:value-type="float" office:value="2.06451515036596">
                <text:p>2.0645151503659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20602222306496">
                <text:p>0.920602222306496</text:p>
              </table:table-cell>
              <table:table-cell office:value-type="float" office:value="1.75660813834427">
                <text:p>1.75660813834427</text:p>
              </table:table-cell>
              <table:table-cell office:value-type="float" office:value="2.21158178163753">
                <text:p>2.21158178163753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30902195760173">
                <text:p>0.930902195760173</text:p>
              </table:table-cell>
              <table:table-cell office:value-type="float" office:value="1.78274488983276">
                <text:p>1.78274488983276</text:p>
              </table:table-cell>
              <table:table-cell office:value-type="float" office:value="2.88880124388486">
                <text:p>2.8888012438848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7725738556639">
                <text:p>0.927725738556639</text:p>
              </table:table-cell>
              <table:table-cell office:value-type="float" office:value="1.78110660244985">
                <text:p>1.78110660244985</text:p>
              </table:table-cell>
              <table:table-cell office:value-type="float" office:value="2.38995790511586">
                <text:p>2.3899579051158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2042929197163">
                <text:p>0.932042929197163</text:p>
              </table:table-cell>
              <table:table-cell office:value-type="float" office:value="1.78080321589746">
                <text:p>1.78080321589746</text:p>
              </table:table-cell>
              <table:table-cell office:value-type="float" office:value="3.44496947172817">
                <text:p>3.44496947172817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833213242823">
                <text:p>0.93833213242823</text:p>
              </table:table-cell>
              <table:table-cell office:value-type="float" office:value="1.80616633167735">
                <text:p>1.80616633167735</text:p>
              </table:table-cell>
              <table:table-cell office:value-type="float" office:value="3.46315749554401">
                <text:p>3.46315749554401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47629413326254">
                <text:p>0.947629413326254</text:p>
              </table:table-cell>
              <table:table-cell office:value-type="float" office:value="1.82024346770829">
                <text:p>1.82024346770829</text:p>
              </table:table-cell>
              <table:table-cell office:value-type="float" office:value="3.494178770526">
                <text:p>3.49417877052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2970912814289">
                <text:p>0.942970912814289</text:p>
              </table:table-cell>
              <table:table-cell office:value-type="float" office:value="1.80950358375365">
                <text:p>1.80950358375365</text:p>
              </table:table-cell>
              <table:table-cell office:value-type="float" office:value="3.46877014676324">
                <text:p>3.46877014676324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6597899048125">
                <text:p>0.946597899048125</text:p>
              </table:table-cell>
              <table:table-cell office:value-type="float" office:value="1.80272289430771">
                <text:p>1.80272289430771</text:p>
              </table:table-cell>
              <table:table-cell office:value-type="float" office:value="3.46666161022413">
                <text:p>3.46666161022413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19233948955212">
                <text:p>0.919233948955212</text:p>
              </table:table-cell>
              <table:table-cell office:value-type="float" office:value="1.76184155637301">
                <text:p>1.76184155637301</text:p>
              </table:table-cell>
              <table:table-cell office:value-type="float" office:value="3.39756532291706">
                <text:p>3.39756532291706</text:p>
              </table:table-cell>
              <table:table-cell office:value-type="float" office:value="1">
                <text:p>1</text:p>
              </table:table-cell>
              <table:table-cell office:value-type="float" office:value="1.93402859418256">
                <text:p>1.93402859418256</text:p>
              </table:table-cell>
              <table:table-cell office:value-type="float" office:value="3.72115741969737">
                <text:p>3.7211574196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1cm" svg:height="23.933cm" xlink:href=".." xlink:type="simple" chart:class="chart:scatter" chart:style-name="ch1">
        <chart:title svg:x="8.849cm" svg:y="0.614cm" chart:style-name="ch2">
          <text:p>Speed-up vs. Padding Size</text:p>
        </chart:title>
        <chart:legend chart:legend-position="bottom" svg:x="5.102cm" svg:y="22.652cm" style:legend-expansion="wide" chart:style-name="ch3"/>
        <chart:plot-area chart:style-name="ch4" table:cell-range-address="Sheet2.I1:Sheet2.O20" chart:data-source-has-labels="row" svg:x="1.475cm" svg:y="1.871cm" svg:width="21.271cm" svg:height="19.322cm">
          <chartooo:coordinate-region svg:x="2.467cm" svg:y="2.071cm" svg:width="20.092cm" svg:height="18.475cm"/>
          <chart:axis chart:dimension="x" chart:name="primary-x" chart:style-name="ch5">
            <chart:title svg:x="8.587cm" svg:y="21.671cm" chart:style-name="ch6">
              <text:p>Padding Size (in number of float size, or 4 bytes)</text:p>
            </chart:title>
          </chart:axis>
          <chart:axis chart:dimension="y" chart:name="primary-y" chart:style-name="ch5">
            <chart:title svg:x="0.451cm" svg:y="15.227cm" chart:style-name="ch7">
              <text:p>Speed-up ratio (compared to unparalleled version)</text:p>
            </chart:title>
            <chart:grid chart:style-name="ch8" chart:class="major"/>
          </chart:axis>
          <chart:series chart:style-name="ch9" chart:values-cell-range-address="Sheet2.J2:Sheet2.J20" chart:label-cell-address="Sheet2.J1:Sheet2.J1" chart:class="chart:scatter">
            <chart:domain table:cell-range-address="Sheet2.I2:Sheet2.I20"/>
            <chart:data-point chart:repeated="19"/>
          </chart:series>
          <chart:series chart:style-name="ch10" chart:values-cell-range-address="Sheet2.K2:Sheet2.K20" chart:label-cell-address="Sheet2.K1:Sheet2.K1" chart:class="chart:scatter">
            <chart:data-point chart:repeated="19"/>
          </chart:series>
          <chart:series chart:style-name="ch11" chart:values-cell-range-address="Sheet2.L2:Sheet2.L20" chart:label-cell-address="Sheet2.L1:Sheet2.L1" chart:class="chart:scatter">
            <chart:data-point chart:repeated="19"/>
          </chart:series>
          <chart:series chart:style-name="ch12" chart:values-cell-range-address="Sheet2.M2:Sheet2.M20" chart:label-cell-address="Sheet2.M1:Sheet2.M1" chart:class="chart:scatter">
            <chart:data-point chart:repeated="19"/>
          </chart:series>
          <chart:series chart:style-name="ch13" chart:values-cell-range-address="Sheet2.N2:Sheet2.N20" chart:label-cell-address="Sheet2.N1:Sheet2.N1" chart:class="chart:scatter">
            <chart:data-point chart:repeated="19"/>
          </chart:series>
          <chart:series chart:style-name="ch14" chart:values-cell-range-address="Sheet2.O2:Sheet2.O20" chart:label-cell-address="Sheet2.O1:Sheet2.O1" chart:class="chart:scatte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x #1 with 1 thread</text:p>
                <draw:g>
                  <svg:desc>Sheet2.J1:Sheet2.J1</svg:desc>
                </draw:g>
              </table:table-cell>
              <table:table-cell office:value-type="string">
                <text:p>Fix #1 with 2 threads</text:p>
                <draw:g>
                  <svg:desc>Sheet2.K1:Sheet2.K1</svg:desc>
                </draw:g>
              </table:table-cell>
              <table:table-cell office:value-type="string">
                <text:p>Fix #1 with 4 threads</text:p>
                <draw:g>
                  <svg:desc>Sheet2.L1:Sheet2.L1</svg:desc>
                </draw:g>
              </table:table-cell>
              <table:table-cell office:value-type="string">
                <text:p>Fix #2 with 1 threads</text:p>
                <draw:g>
                  <svg:desc>Sheet2.M1:Sheet2.M1</svg:desc>
                </draw:g>
              </table:table-cell>
              <table:table-cell office:value-type="string">
                <text:p>Fix #2 with 2 threads</text:p>
                <draw:g>
                  <svg:desc>Sheet2.N1:Sheet2.N1</svg:desc>
                </draw:g>
              </table:table-cell>
              <table:table-cell office:value-type="string">
                <text:p>Fix #2 with 4 threads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2:Sheet2.I20</svg:desc>
                </draw:g>
              </table:table-cell>
              <table:table-cell office:value-type="float" office:value="627.568">
                <text:p>627.568</text:p>
                <draw:g>
                  <svg:desc>Sheet2.J2:Sheet2.J20</svg:desc>
                </draw:g>
              </table:table-cell>
              <table:table-cell office:value-type="float" office:value="732.114">
                <text:p>732.114</text:p>
                <draw:g>
                  <svg:desc>Sheet2.K2:Sheet2.K20</svg:desc>
                </draw:g>
              </table:table-cell>
              <table:table-cell office:value-type="float" office:value="549.216">
                <text:p>549.216</text:p>
                <draw:g>
                  <svg:desc>Sheet2.L2:Sheet2.L20</svg:desc>
                </draw:g>
              </table:table-cell>
              <table:table-cell office:value-type="float" office:value="661.835">
                <text:p>661.835</text:p>
                <draw:g>
                  <svg:desc>Sheet2.M2:Sheet2.M20</svg:desc>
                </draw:g>
              </table:table-cell>
              <table:table-cell office:value-type="float" office:value="1273.4">
                <text:p>1273.4</text:p>
                <draw:g>
                  <svg:desc>Sheet2.N2:Sheet2.N20</svg:desc>
                </draw:g>
              </table:table-cell>
              <table:table-cell office:value-type="float" office:value="2442.71">
                <text:p>2442.71</text:p>
                <draw:g>
                  <svg:desc>Sheet2.O2:Sheet2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8.702">
                <text:p>628.702</text:p>
              </table:table-cell>
              <table:table-cell office:value-type="float" office:value="805.608">
                <text:p>805.608</text:p>
              </table:table-cell>
              <table:table-cell office:value-type="float" office:value="700.858">
                <text:p>700.858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4.035">
                <text:p>614.035</text:p>
              </table:table-cell>
              <table:table-cell office:value-type="float" office:value="858.263">
                <text:p>858.263</text:p>
              </table:table-cell>
              <table:table-cell office:value-type="float" office:value="872.135">
                <text:p>872.135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23.881">
                <text:p>623.881</text:p>
              </table:table-cell>
              <table:table-cell office:value-type="float" office:value="1185.95">
                <text:p>1185.95</text:p>
              </table:table-cell>
              <table:table-cell office:value-type="float" office:value="841.587">
                <text:p>841.587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9.721">
                <text:p>619.721</text:p>
              </table:table-cell>
              <table:table-cell office:value-type="float" office:value="1183.89">
                <text:p>1183.89</text:p>
              </table:table-cell>
              <table:table-cell office:value-type="float" office:value="904.095">
                <text:p>904.095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16.063">
                <text:p>616.063</text:p>
              </table:table-cell>
              <table:table-cell office:value-type="float" office:value="1170.59">
                <text:p>1170.59</text:p>
              </table:table-cell>
              <table:table-cell office:value-type="float" office:value="908.006">
                <text:p>908.006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13.632">
                <text:p>613.632</text:p>
              </table:table-cell>
              <table:table-cell office:value-type="float" office:value="1171.02">
                <text:p>1171.02</text:p>
              </table:table-cell>
              <table:table-cell office:value-type="float" office:value="752.353">
                <text:p>752.353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23.546">
                <text:p>623.546</text:p>
              </table:table-cell>
              <table:table-cell office:value-type="float" office:value="1189.74">
                <text:p>1189.74</text:p>
              </table:table-cell>
              <table:table-cell office:value-type="float" office:value="1205.04">
                <text:p>1205.04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20.892">
                <text:p>620.892</text:p>
              </table:table-cell>
              <table:table-cell office:value-type="float" office:value="1180.72">
                <text:p>1180.72</text:p>
              </table:table-cell>
              <table:table-cell office:value-type="float" office:value="1030.21">
                <text:p>1030.21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9.708">
                <text:p>619.708</text:p>
              </table:table-cell>
              <table:table-cell office:value-type="float" office:value="1176.79">
                <text:p>1176.79</text:p>
              </table:table-cell>
              <table:table-cell office:value-type="float" office:value="1110.39">
                <text:p>1110.39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04.818">
                <text:p>604.818</text:p>
              </table:table-cell>
              <table:table-cell office:value-type="float" office:value="1153.98">
                <text:p>1153.98</text:p>
              </table:table-cell>
              <table:table-cell office:value-type="float" office:value="1249.86">
                <text:p>1249.86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13.146">
                <text:p>613.146</text:p>
              </table:table-cell>
              <table:table-cell office:value-type="float" office:value="1169.9">
                <text:p>1169.9</text:p>
              </table:table-cell>
              <table:table-cell office:value-type="float" office:value="1286.08">
                <text:p>1286.08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06.54">
                <text:p>606.54</text:p>
              </table:table-cell>
              <table:table-cell office:value-type="float" office:value="1159.19">
                <text:p>1159.19</text:p>
              </table:table-cell>
              <table:table-cell office:value-type="float" office:value="1292.94">
                <text:p>1292.94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14.116">
                <text:p>614.116</text:p>
              </table:table-cell>
              <table:table-cell office:value-type="float" office:value="1172.17">
                <text:p>1172.17</text:p>
              </table:table-cell>
              <table:table-cell office:value-type="float" office:value="2263.78">
                <text:p>2263.78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18.046">
                <text:p>618.046</text:p>
              </table:table-cell>
              <table:table-cell office:value-type="float" office:value="1178.88">
                <text:p>1178.88</text:p>
              </table:table-cell>
              <table:table-cell office:value-type="float" office:value="2273.67">
                <text:p>2273.67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23.891">
                <text:p>623.891</text:p>
              </table:table-cell>
              <table:table-cell office:value-type="float" office:value="1191.83">
                <text:p>1191.83</text:p>
              </table:table-cell>
              <table:table-cell office:value-type="float" office:value="2298.98">
                <text:p>2298.98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20.249">
                <text:p>620.249</text:p>
              </table:table-cell>
              <table:table-cell office:value-type="float" office:value="1180.08">
                <text:p>1180.08</text:p>
              </table:table-cell>
              <table:table-cell office:value-type="float" office:value="2277.56">
                <text:p>2277.56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20.549">
                <text:p>620.549</text:p>
              </table:table-cell>
              <table:table-cell office:value-type="float" office:value="1186.6">
                <text:p>1186.6</text:p>
              </table:table-cell>
              <table:table-cell office:value-type="float" office:value="2289.22">
                <text:p>2289.22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6.325">
                <text:p>606.325</text:p>
              </table:table-cell>
              <table:table-cell office:value-type="float" office:value="1162.17">
                <text:p>1162.17</text:p>
              </table:table-cell>
              <table:table-cell office:value-type="float" office:value="2236.41">
                <text:p>2236.41</text:p>
              </table:table-cell>
              <table:table-cell office:value-type="float" office:value="661.835">
                <text:p>661.835</text:p>
              </table:table-cell>
              <table:table-cell office:value-type="float" office:value="1273.4">
                <text:p>1273.4</text:p>
              </table:table-cell>
              <table:table-cell office:value-type="float" office:value="2442.71">
                <text:p>2442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